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margin-top="0.4cm" fo:margin-bottom="0.199cm"/>
    </style:style>
    <style:style style:name="P2" style:family="paragraph" style:parent-style-name="Standard" style:master-page-name="Standard">
      <style:paragraph-properties fo:margin-top="0.4cm" fo:margin-bottom="0.199cm" style:page-number="auto" fo:break-before="auto" fo:break-after="auto"/>
      <style:text-properties style:font-name="Liberation Sans" fo:font-size="14pt" fo:font-style="normal" fo:font-weight="bold" style:font-size-asian="14pt" style:font-style-asian="normal" style:font-weight-asian="bold" style:font-size-complex="14pt" style:font-style-complex="normal" style:font-weight-complex="bold"/>
    </style:style>
    <style:style style:name="P3" style:family="paragraph" style:parent-style-name="Heading_20_1">
      <style:paragraph-properties fo:break-before="page"/>
    </style:style>
    <style:style style:name="P4" style:family="paragraph" style:parent-style-name="UBUcuerpoTrabajo" style:list-style-name="L1"/>
    <style:style style:name="T1" style:family="text">
      <style:text-properties fo:font-style="normal" style:font-style-asian="normal" style:font-style-complex="normal"/>
    </style:style>
    <style:style style:name="T2" style:family="text">
      <style:text-properties style:font-name="Liberation Sans" fo:font-size="14pt" fo:font-weight="bold" style:font-style-asian="normal" style:font-weight-asian="bold" style:font-size-complex="14pt" style:font-style-complex="normal" style:font-weight-complex="bold"/>
    </style:style>
    <style:style style:name="T3"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Resumen</text:p>
      <text:p text:style-name="UBUcuerpoTrabajo">La robótica ha causado un gran impacto en el mundo actual, tanto es así, que a ninguno nos extraña ver robots en nuestra vida cotidiana, ya sea un aspirador que nos limpia la casa y cuando queda poca batería vuelve a cargar solo, o bien un robot que nos ayude con las labores de cocina… De la misma manera que la robótica aparece en el sector servicios, los robots también están presentes en el sector de la industria, tanto es así que la empresa ASTI se dedica a crear elementos automatizados como vehículos de guiado automático facilitando así un transporte intralogistico flexible, eficiente y eficaz.</text:p>
      <text:p text:style-name="UBUcuerpoTrabajo"/>
      <text:p text:style-name="UBUcuerpoTrabajo">A estos vehículos de guiado automático se los denomina AGV (automatic guided vehicles), y su función es hacer más fácil el trabajo dentro de una empresa o almacén, estos robots se programan directamente, y sus pruebas son realizadas sobre los mismos, <text:s/>lo que puede producir los siguientes inconvenientes:</text:p>
      <text:p text:style-name="UBUcuerpoTrabajo">-<text:tab/>Falta de stock </text:p>
      <text:p text:style-name="UBUcuerpoTrabajo">-<text:tab/>Daños en AGVs por una mala programación</text:p>
      <text:list xml:id="list3209771522846157442" text:style-name="L1">
        <text:list-item>
          <text:p text:style-name="P4">No disponibilidad de un entorno similar al deseado por el cliente</text:p>
          <text:p text:style-name="P4"/>
        </text:list-item>
      </text:list>
      <text:p text:style-name="UBUcuerpoTrabajo">Es aquí donde nace nuestro proyecto, la solución a los problemas descritos serian solucionados con un testeo de estos robots en un simulador. El objetivo del proyecto es aprender desarrollar un entorno, con una programación del robot dentro de este, y visualizar los comportamientos de los AGVs en función a la programación marcada, y determinar si es o no viable para la empresa invertir en esta tecnologia.</text:p>
      <text:p text:style-name="UBUcuerpoTrabajo"/>
      <text:p text:style-name="UBUcuerpoTrabajo">Como solución se propone es simulador Gazebo, es idóneo puesto que es gratuito y cuenta con un <text:s/>motor de renderizado avanzado, soporte para plugins, programación en la nube, un enorme repositorio con la mayoría de robots comerciales y una extensa gama de sensores y cámaras. Su principal ventaja es que se trata de un open source por lo que avanza a diario.</text:p>
      <text:p text:style-name="UBUcuerpoTrabajo"/>
      <text:p text:style-name="UBUcuerpoTrabajo">El objetivo es que de la misma manera que nos comunicamos con el robot que se encuentra dentro de nuestro simulador, podamos usarla en un futuro en un robot real una vez comprobemos si es viable usar este simulador, <text:s/>para la comunicación con el robot usaremos un sistema operativo para robots denominado ROS.</text:p>
      <text:p text:style-name="UBUcuerpoTrabajo"/>
      <text:p text:style-name="UBUcuerpoTrabajo">ROS es un sistema operativo de código abierto donde existe una comunicación (publicador/subscriptor) entre nodos, y de esta manera poder ejecutar ordenes.</text:p>
      <text:p text:style-name="P1"><text:span text:style-name="inglés"><text:span text:style-name="T2">Abstract</text:span></text:span></text:p>
      <text:p text:style-name="Abstract"><text:span text:style-name="inglés">{A </text:span><text:span text:style-name="inglés"><text:span text:style-name="T3">brief</text:span></text:span><text:span text:style-name="inglés"> presentation of the topic addressed in the project.}</text:span><text:span text:style-name="inglés"><text:note text:id="ftn1" text:note-class="footnote"><text:note-citation>1</text:note-citation><text:note-body><text:p text:style-name="Footnote">Estilo de párrafo «Abstract» Cursiva + diccionario inglés + todo el estilo «UBUcuerpoTrabajo»<text:line-break/>Estilo de carácter «inglés» Cursiva + diccionario inglés</text:p></text:note-body></text:note></text:span></text:p>
      <text:h text:style-name="P3" text:outline-level="1"><text:span text:style-name="inglés">Introducción</text:span><text:span text:style-name="inglés"><text:note text:id="ftn2" text:note-class="footnote"><text:note-citation>2</text:note-citation><text:note-body><text:p text:style-name="Footnote">Estilo de párrafo «Encabezado 1» numerado en romano, alineado a la izquierda, sangría 0'75, 1º línea -0'25; espacio antes del párrafo 0'8, después del párrafo 0'2cm; fuente sans serif 16 puntos negrita y versalitas (no escribáis en mayúsculas el estilo se encarga de ello)</text:p></text:note-body></text:note></text:span></text:h>
      <text:p text:style-name="UBUcuerpoTrabajo"><text:span text:style-name="inglés"/></text:p>
      <text:p text:style-name="UBUcuerpoTrabajo"><text:span text:style-name="inglés"><text:span text:style-name="T1">Este proyecto es un trabajo que se realizará en colaboración con la empresa ASTI, concretamente con el tutor de mi proyecto Don Jesús Enrique Sierra Garcia, profesor de la Universidad de Burgos, y trabaja en el departamento de I+D de ASTI.</text:span></text:span></text:p>
      <text:p text:style-name="UBUcuerpoTrabajo"><text:span text:style-name="inglés"><text:span text:style-name="T1"/></text:span></text:p>
      <text:p text:style-name="UBUcuerpoTrabajo"><text:span text:style-name="inglés"><text:span text:style-name="T1"/></text:span></text:p>
      <text:p text:style-name="UBUcuerpoTrabajo"><text:span text:style-name="inglés"><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UBUcuerpoTrabajo" style:family="paragraph" style:parent-style-name="Text_20_body">
      <style:paragraph-properties fo:margin-left="0cm" fo:margin-right="0cm" fo:margin-top="0cm" fo:margin-bottom="0cm" fo:text-indent="0.499cm" style:auto-text-indent="false"/>
      <style:text-properties style:font-size-asian="10.5pt"/>
    </style:style>
    <style:style style:name="Heading_20_1" style:display-name="Heading 1" style:family="paragraph" style:parent-style-name="Heading" style:next-style-name="UBUcuerpoTrabajo" style:default-outline-level="1" style:class="text" style:master-page-name="">
      <style:paragraph-properties fo:margin-top="0.42cm" fo:margin-bottom="0.21cm" style:page-number="auto"/>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0.598cm" fo:margin-right="0cm" fo:margin-top="0cm" fo:margin-bottom="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Abstract" style:family="paragraph" style:parent-style-name="UBUcuerpoTrabajo">
      <style:text-properties fo:language="en" fo:country="US" fo:font-style="italic" style:font-size-asian="10.5pt"/>
    </style:style>
    <style:style style:name="Heading_20_2" style:display-name="Heading 2" style:family="paragraph" style:parent-style-name="Heading" style:next-style-name="Text_20_body" style:default-outline-level="2" style:class="text" style:master-page-name="">
      <style:paragraph-properties style:page-number="auto"/>
      <style:text-properties fo:font-size="14pt" fo:font-style="italic" fo:font-weight="bold" style:font-size-asian="14pt" style:font-style-asian="italic" style:font-weight-asian="bold" style:font-size-complex="14pt" style:font-style-complex="italic" style:font-weight-complex="bold"/>
    </style:style>
    <style:style style:name="Footnote_20_anchor" style:display-name="Footnote anchor" style:family="text">
      <style:text-properties style:text-position="super 58%"/>
    </style:style>
    <style:style style:name="Footnote_20_Symbol" style:display-name="Footnote Symbol" style:family="text"/>
    <style:style style:name="Line_20_numbering" style:display-name="Line numbering" style:family="text"/>
    <style:style style:name="inglés" style:family="text">
      <style:text-properties fo:language="en" fo:country="US" fo:font-style="italic" style:font-size-asian="10.5pt"/>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es" fo:country="ES"/>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499cm" fo:margin-left="3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number:date-style style:name="N103">
      <number:day number:style="long"/>
      <number:text>/</number:text>
      <number:month number:textual="true"/>
      <number:text>/</number:text>
      <number:year/>
    </number:date-style>
  </office:automatic-styles>
  <office:master-styles>
    <style:master-page style:name="Standard" style:page-layout-name="Mpm1">
      <style:footer>
        <text:p text:style-name="Footer"><text:file-name text:display="name-and-extension">1_Introduccion.odt</text:file-name> v.<text:editing-cycles>46</text:editing-cycles> <text:modification-date style:data-style-name="N103">15/may/17</text:modification-date><text:tab/><text:tab/><text:page-number text:select-page="current">2</text:page-number>/<text:page-count>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pa </meta:initial-creator>
    <meta:creation-date>2014-01-25T22:09:02</meta:creation-date>
    <meta:generator>OpenOffice/4.1.3$Win32 OpenOffice.org_project/413m1$Build-9783</meta:generator>
    <dc:date>2017-05-15T20:21:42.55</dc:date>
    <dc:creator>Carmelo Basconcillos</dc:creator>
    <meta:editing-duration>PT4H38M51S</meta:editing-duration>
    <meta:editing-cycles>46</meta:editing-cycles>
    <meta:document-statistic meta:table-count="0" meta:image-count="0" meta:object-count="0" meta:page-count="2" meta:paragraph-count="17" meta:word-count="506" meta:character-count="3048"/>
  </office:meta>
</office:document-meta>
</file>